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e9b8" officeooo:paragraph-rsid="0005e9b8" style:font-weight-asian="bold" style:font-weight-complex="bold"/>
    </style:style>
    <style:style style:name="P2" style:family="paragraph" style:parent-style-name="Standard">
      <style:text-properties fo:font-weight="normal" officeooo:rsid="0005e9b8" officeooo:paragraph-rsid="0005e9b8" style:font-weight-asian="normal" style:font-weight-complex="normal"/>
    </style:style>
    <style:style style:name="T1" style:family="text">
      <style:text-properties officeooo:rsid="0004f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otes/Observations</text:p>
      <text:p text:style-name="Standard"/>
      <text:p text:style-name="Standard">-<text:span text:style-name="T1">Logistic regression not working very well</text:span></text:p>
      <text:p text:style-name="Standard">-<text:span text:style-name="T1">Possible could apply principle component analysis as the 64 input variables are likely to have a large amount of autocorrelation between them.</text:span></text:p>
      <text:p text:style-name="Standard">-<text:span text:style-name="T1">Confusion matricies show that logistic regression and SVM are not working very well.</text:span></text:p>
      <text:p text:style-name="Standard">-<text:span text:style-name="T1">Decision tree and random forest is performing better however the forest is showing clear signs of overfitting with perfect training fit but much worse results on test data.</text:span></text:p>
      <text:p text:style-name="Standard"/>
      <text:p text:style-name="P1">To Do</text:p>
      <text:p text:style-name="P2">-Revision logistic/SVM setting to improve fit.</text:p>
      <text:p text:style-name="P2">-Correct overfitting of random forrest.</text:p>
      <text:p text:style-name="P2">-Align Keras MLP to sklearn MLP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8:26:52.856761237</meta:creation-date>
    <dc:date>2020-03-27T08:39:11.437152943</dc:date>
    <meta:editing-duration>PT2M8S</meta:editing-duration>
    <meta:editing-cycles>1</meta:editing-cycles>
    <meta:document-statistic meta:table-count="0" meta:image-count="0" meta:object-count="0" meta:page-count="1" meta:paragraph-count="9" meta:word-count="90" meta:character-count="591" meta:non-whitespace-character-count="510"/>
    <meta:generator>LibreOffice/6.0.7.3$Linux_X86_64 LibreOffice_project/00m0$Build-3</meta:generator>
  </office:meta>
</office:document-meta>
</file>